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39pt"/>
    </style:style>
    <style:style style:name="co4" style:family="table-column">
      <style:table-column-properties fo:break-before="auto" style:column-width="125.69pt"/>
    </style:style>
    <style:style style:name="co5" style:family="table-column">
      <style:table-column-properties fo:break-before="auto" style:column-width="145.45pt"/>
    </style:style>
    <style:style style:name="co6" style:family="table-column">
      <style:table-column-properties fo:break-before="auto" style:column-width="139.44pt"/>
    </style:style>
    <style:style style:name="ro1" style:family="table-row">
      <style:table-row-properties style:row-height="24.9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set: KDD2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SCD Log Loss</text:p>
          </table:table-cell>
          <table:table-cell office:value-type="string" calcext:value-type="string">
            <text:p>Minibatch-SCD Log Loss</text:p>
            <text:p>No Residual Update</text:p>
          </table:table-cell>
          <table:table-cell office:value-type="string" calcext:value-type="string">
            <text:p>Minibatch-SCD Log Loss</text:p>
            <text:p>Residual Update Period=100</text:p>
          </table:table-cell>
          <table:table-cell office:value-type="string" calcext:value-type="string">
            <text:p>Minibatch-SCD Log Loss</text:p>
            <text:p>Residual Update Period=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pSizeShifter=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69319" calcext:value-type="float">
            <text:p>6.93E-01</text:p>
          </table:table-cell>
          <table:table-cell table:number-columns-repeated="3"/>
          <table:table-cell table:style-name="ce1" table:number-columns-repeated="2"/>
        </table:table-row>
        <table:table-row table:style-name="ro2">
          <table:table-cell office:value-type="string" calcext:value-type="string">
            <text:p>Lambda=0.01</text:p>
          </table:table-cell>
          <table:table-cell office:value-type="float" office:value="10" calcext:value-type="float">
            <text:p>10</text:p>
          </table:table-cell>
          <table:table-cell office:value-type="float" office:value="0.363264" calcext:value-type="float">
            <text:p>0.363264</text:p>
          </table:table-cell>
          <table:table-cell table:style-name="ce1" office:value-type="float" office:value="0.363277" calcext:value-type="float">
            <text:p>3.63E-01</text:p>
          </table:table-cell>
          <table:table-cell office:value-type="float" office:value="0.363277" calcext:value-type="float">
            <text:p>0.363277</text:p>
          </table:table-cell>
          <table:table-cell table:style-name="ce1" office:value-type="float" office:value="0.363277" calcext:value-type="float">
            <text:p>3.63E-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ibatchSize=16384</text:p>
          </table:table-cell>
          <table:table-cell office:value-type="float" office:value="20" calcext:value-type="float">
            <text:p>20</text:p>
          </table:table-cell>
          <table:table-cell office:value-type="float" office:value="0.342689" calcext:value-type="float">
            <text:p>0.342689</text:p>
          </table:table-cell>
          <table:table-cell table:number-columns-repeated="2" office:value-type="float" office:value="0.342687" calcext:value-type="float">
            <text:p>0.342687</text:p>
          </table:table-cell>
          <table:table-cell office:value-type="float" office:value="0.342688" calcext:value-type="float">
            <text:p>0.342688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0.340627" calcext:value-type="float">
            <text:p>0.340627</text:p>
          </table:table-cell>
          <table:table-cell table:number-columns-repeated="2" office:value-type="float" office:value="0.340628" calcext:value-type="float">
            <text:p>0.340628</text:p>
          </table:table-cell>
          <table:table-cell office:value-type="float" office:value="0.340629" calcext:value-type="float">
            <text:p>0.340629</text:p>
          </table:table-cell>
          <table:table-cell table:number-columns-repeated="2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3" office:value-type="float" office:value="0.339046" calcext:value-type="float">
            <text:p>0.339046</text:p>
          </table:table-cell>
          <table:table-cell office:value-type="float" office:value="0.339042" calcext:value-type="float">
            <text:p>0.339042</text:p>
          </table:table-cell>
          <table:table-cell table:number-columns-repeated="2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337786" calcext:value-type="float">
            <text:p>0.337786</text:p>
          </table:table-cell>
          <table:table-cell table:number-columns-repeated="2" office:value-type="float" office:value="0.337788" calcext:value-type="float">
            <text:p>0.337788</text:p>
          </table:table-cell>
          <table:table-cell office:value-type="float" office:value="0.337786" calcext:value-type="float">
            <text:p>0.337786</text:p>
          </table:table-cell>
          <table:table-cell table:number-columns-repeated="2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float" office:value="0.336753" calcext:value-type="float">
            <text:p>0.336753</text:p>
          </table:table-cell>
          <table:table-cell table:number-columns-repeated="2" office:value-type="float" office:value="0.336756" calcext:value-type="float">
            <text:p>0.336756</text:p>
          </table:table-cell>
          <table:table-cell office:value-type="float" office:value="0.336753" calcext:value-type="float">
            <text:p>0.336753</text:p>
          </table:table-cell>
          <table:table-cell table:number-columns-repeated="2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0.335888" calcext:value-type="float">
            <text:p>0.335888</text:p>
          </table:table-cell>
          <table:table-cell table:number-columns-repeated="2" office:value-type="float" office:value="0.335893" calcext:value-type="float">
            <text:p>0.335893</text:p>
          </table:table-cell>
          <table:table-cell office:value-type="float" office:value="0.335889" calcext:value-type="float">
            <text:p>0.335889</text:p>
          </table:table-cell>
          <table:table-cell table:number-columns-repeated="2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float" office:value="0.335154" calcext:value-type="float">
            <text:p>0.335154</text:p>
          </table:table-cell>
          <table:table-cell table:number-columns-repeated="2" office:value-type="float" office:value="0.335162" calcext:value-type="float">
            <text:p>0.335162</text:p>
          </table:table-cell>
          <table:table-cell office:value-type="float" office:value="0.335152" calcext:value-type="float">
            <text:p>0.335152</text:p>
          </table:table-cell>
          <table:table-cell table:number-columns-repeated="2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float" office:value="0.334512" calcext:value-type="float">
            <text:p>0.334512</text:p>
          </table:table-cell>
          <table:table-cell table:number-columns-repeated="2" office:value-type="float" office:value="0.334522" calcext:value-type="float">
            <text:p>0.334522</text:p>
          </table:table-cell>
          <table:table-cell office:value-type="float" office:value="0.33451" calcext:value-type="float">
            <text:p>0.3345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333949" calcext:value-type="float">
            <text:p>0.333949</text:p>
          </table:table-cell>
          <table:table-cell table:number-columns-repeated="2" office:value-type="float" office:value="0.333956" calcext:value-type="float">
            <text:p>0.333956</text:p>
          </table:table-cell>
          <table:table-cell office:value-type="float" office:value="0.333946" calcext:value-type="float">
            <text:p>0.33394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float" office:value="0.333441" calcext:value-type="float">
            <text:p>0.333441</text:p>
          </table:table-cell>
          <table:table-cell table:number-columns-repeated="2" office:value-type="float" office:value="0.333451" calcext:value-type="float">
            <text:p>0.333451</text:p>
          </table:table-cell>
          <table:table-cell office:value-type="float" office:value="0.333443" calcext:value-type="float">
            <text:p>0.33344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float" office:value="0.33299" calcext:value-type="float">
            <text:p>0.33299</text:p>
          </table:table-cell>
          <table:table-cell office:value-type="float" office:value="0.332998" calcext:value-type="float">
            <text:p>0.332998</text:p>
          </table:table-cell>
          <table:table-cell office:value-type="float" office:value="0.332997" calcext:value-type="float">
            <text:p>0.332997</text:p>
          </table:table-cell>
          <table:table-cell office:value-type="float" office:value="0.332989" calcext:value-type="float">
            <text:p>0.332989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float" office:value="0.332576" calcext:value-type="float">
            <text:p>0.332576</text:p>
          </table:table-cell>
          <table:table-cell office:value-type="float" office:value="0.332585" calcext:value-type="float">
            <text:p>0.332585</text:p>
          </table:table-cell>
          <table:table-cell office:value-type="float" office:value="0.332582" calcext:value-type="float">
            <text:p>0.332582</text:p>
          </table:table-cell>
          <table:table-cell office:value-type="float" office:value="0.332573" calcext:value-type="float">
            <text:p>0.33257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float" office:value="0.332195" calcext:value-type="float">
            <text:p>0.332195</text:p>
          </table:table-cell>
          <table:table-cell office:value-type="float" office:value="0.332204" calcext:value-type="float">
            <text:p>0.332204</text:p>
          </table:table-cell>
          <table:table-cell office:value-type="float" office:value="0.332203" calcext:value-type="float">
            <text:p>0.332203</text:p>
          </table:table-cell>
          <table:table-cell office:value-type="float" office:value="0.332196" calcext:value-type="float">
            <text:p>0.33219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0.331847" calcext:value-type="float">
            <text:p>0.331847</text:p>
          </table:table-cell>
          <table:table-cell office:value-type="float" office:value="0.331862" calcext:value-type="float">
            <text:p>0.331862</text:p>
          </table:table-cell>
          <table:table-cell office:value-type="float" office:value="0.331854" calcext:value-type="float">
            <text:p>0.331854</text:p>
          </table:table-cell>
          <table:table-cell office:value-type="float" office:value="0.331848" calcext:value-type="float">
            <text:p>0.331848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office:value-type="float" office:value="0.331523" calcext:value-type="float">
            <text:p>0.331523</text:p>
          </table:table-cell>
          <table:table-cell office:value-type="float" office:value="0.331535" calcext:value-type="float">
            <text:p>0.331535</text:p>
          </table:table-cell>
          <table:table-cell office:value-type="float" office:value="0.331528" calcext:value-type="float">
            <text:p>0.331528</text:p>
          </table:table-cell>
          <table:table-cell office:value-type="float" office:value="0.33152" calcext:value-type="float">
            <text:p>0.3315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office:value-type="float" office:value="0.331222" calcext:value-type="float">
            <text:p>0.331222</text:p>
          </table:table-cell>
          <table:table-cell office:value-type="float" office:value="0.331234" calcext:value-type="float">
            <text:p>0.331234</text:p>
          </table:table-cell>
          <table:table-cell office:value-type="float" office:value="0.331229" calcext:value-type="float">
            <text:p>0.331229</text:p>
          </table:table-cell>
          <table:table-cell office:value-type="float" office:value="0.331225" calcext:value-type="float">
            <text:p>0.331225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office:value-type="float" office:value="0.330937" calcext:value-type="float">
            <text:p>0.330937</text:p>
          </table:table-cell>
          <table:table-cell office:value-type="float" office:value="0.330949" calcext:value-type="float">
            <text:p>0.330949</text:p>
          </table:table-cell>
          <table:table-cell office:value-type="float" office:value="0.330943" calcext:value-type="float">
            <text:p>0.330943</text:p>
          </table:table-cell>
          <table:table-cell office:value-type="float" office:value="0.330937" calcext:value-type="float">
            <text:p>0.330937</text:p>
          </table:table-cell>
          <table:table-cell table:number-columns-repeated="2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float" office:value="0.330668" calcext:value-type="float">
            <text:p>0.330668</text:p>
          </table:table-cell>
          <table:table-cell office:value-type="float" office:value="0.330682" calcext:value-type="float">
            <text:p>0.330682</text:p>
          </table:table-cell>
          <table:table-cell office:value-type="float" office:value="0.330672" calcext:value-type="float">
            <text:p>0.330672</text:p>
          </table:table-cell>
          <table:table-cell office:value-type="float" office:value="0.330668" calcext:value-type="float">
            <text:p>0.33066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office:value-type="float" office:value="0.330418" calcext:value-type="float">
            <text:p>0.330418</text:p>
          </table:table-cell>
          <table:table-cell office:value-type="float" office:value="0.330431" calcext:value-type="float">
            <text:p>0.330431</text:p>
          </table:table-cell>
          <table:table-cell office:value-type="float" office:value="0.330424" calcext:value-type="float">
            <text:p>0.330424</text:p>
          </table:table-cell>
          <table:table-cell office:value-type="float" office:value="0.330414" calcext:value-type="float">
            <text:p>0.33041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office:value-type="float" office:value="0.330175" calcext:value-type="float">
            <text:p>0.330175</text:p>
          </table:table-cell>
          <table:table-cell office:value-type="float" office:value="0.330196" calcext:value-type="float">
            <text:p>0.330196</text:p>
          </table:table-cell>
          <table:table-cell office:value-type="float" office:value="0.330183" calcext:value-type="float">
            <text:p>0.330183</text:p>
          </table:table-cell>
          <table:table-cell office:value-type="float" office:value="0.330175" calcext:value-type="float">
            <text:p>0.33017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0" calcext:value-type="float">
            <text:p>220</text:p>
          </table:table-cell>
          <table:table-cell office:value-type="float" office:value="0.329952" calcext:value-type="float">
            <text:p>0.329952</text:p>
          </table:table-cell>
          <table:table-cell office:value-type="float" office:value="0.329965" calcext:value-type="float">
            <text:p>0.329965</text:p>
          </table:table-cell>
          <table:table-cell office:value-type="float" office:value="0.329958" calcext:value-type="float">
            <text:p>0.329958</text:p>
          </table:table-cell>
          <table:table-cell office:value-type="float" office:value="0.329951" calcext:value-type="float">
            <text:p>0.32995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0" calcext:value-type="float">
            <text:p>230</text:p>
          </table:table-cell>
          <table:table-cell office:value-type="float" office:value="0.329729" calcext:value-type="float">
            <text:p>0.329729</text:p>
          </table:table-cell>
          <table:table-cell office:value-type="float" office:value="0.329751" calcext:value-type="float">
            <text:p>0.329751</text:p>
          </table:table-cell>
          <table:table-cell office:value-type="float" office:value="0.329738" calcext:value-type="float">
            <text:p>0.329738</text:p>
          </table:table-cell>
          <table:table-cell office:value-type="float" office:value="0.329733" calcext:value-type="float">
            <text:p>0.32973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0" calcext:value-type="float">
            <text:p>240</text:p>
          </table:table-cell>
          <table:table-cell office:value-type="float" office:value="0.329525" calcext:value-type="float">
            <text:p>0.329525</text:p>
          </table:table-cell>
          <table:table-cell office:value-type="float" office:value="0.329545" calcext:value-type="float">
            <text:p>0.329545</text:p>
          </table:table-cell>
          <table:table-cell office:value-type="float" office:value="0.329534" calcext:value-type="float">
            <text:p>0.329534</text:p>
          </table:table-cell>
          <table:table-cell office:value-type="float" office:value="0.329524" calcext:value-type="float">
            <text:p>0.32952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0" calcext:value-type="float">
            <text:p>250</text:p>
          </table:table-cell>
          <table:table-cell office:value-type="float" office:value="0.32933" calcext:value-type="float">
            <text:p>0.32933</text:p>
          </table:table-cell>
          <table:table-cell office:value-type="float" office:value="0.329349" calcext:value-type="float">
            <text:p>0.329349</text:p>
          </table:table-cell>
          <table:table-cell office:value-type="float" office:value="0.329333" calcext:value-type="float">
            <text:p>0.329333</text:p>
          </table:table-cell>
          <table:table-cell office:value-type="float" office:value="0.32933" calcext:value-type="float">
            <text:p>0.3293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0" calcext:value-type="float">
            <text:p>260</text:p>
          </table:table-cell>
          <table:table-cell office:value-type="float" office:value="0.329142" calcext:value-type="float">
            <text:p>0.329142</text:p>
          </table:table-cell>
          <table:table-cell office:value-type="float" office:value="0.329162" calcext:value-type="float">
            <text:p>0.329162</text:p>
          </table:table-cell>
          <table:table-cell office:value-type="float" office:value="0.329149" calcext:value-type="float">
            <text:p>0.329149</text:p>
          </table:table-cell>
          <table:table-cell office:value-type="float" office:value="0.329141" calcext:value-type="float">
            <text:p>0.32914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0" calcext:value-type="float">
            <text:p>270</text:p>
          </table:table-cell>
          <table:table-cell office:value-type="float" office:value="0.328963" calcext:value-type="float">
            <text:p>0.328963</text:p>
          </table:table-cell>
          <table:table-cell office:value-type="float" office:value="0.328981" calcext:value-type="float">
            <text:p>0.328981</text:p>
          </table:table-cell>
          <table:table-cell office:value-type="float" office:value="0.32897" calcext:value-type="float">
            <text:p>0.32897</text:p>
          </table:table-cell>
          <table:table-cell office:value-type="float" office:value="0.328961" calcext:value-type="float">
            <text:p>0.32896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0" calcext:value-type="float">
            <text:p>280</text:p>
          </table:table-cell>
          <table:table-cell office:value-type="float" office:value="0.328786" calcext:value-type="float">
            <text:p>0.328786</text:p>
          </table:table-cell>
          <table:table-cell office:value-type="float" office:value="0.328807" calcext:value-type="float">
            <text:p>0.328807</text:p>
          </table:table-cell>
          <table:table-cell office:value-type="float" office:value="0.328794" calcext:value-type="float">
            <text:p>0.328794</text:p>
          </table:table-cell>
          <table:table-cell office:value-type="float" office:value="0.328786" calcext:value-type="float">
            <text:p>0.32878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90" calcext:value-type="float">
            <text:p>290</text:p>
          </table:table-cell>
          <table:table-cell office:value-type="float" office:value="0.328613" calcext:value-type="float">
            <text:p>0.328613</text:p>
          </table:table-cell>
          <table:table-cell office:value-type="float" office:value="0.328638" calcext:value-type="float">
            <text:p>0.328638</text:p>
          </table:table-cell>
          <table:table-cell office:value-type="float" office:value="0.328621" calcext:value-type="float">
            <text:p>0.328621</text:p>
          </table:table-cell>
          <table:table-cell office:value-type="float" office:value="0.328614" calcext:value-type="float">
            <text:p>0.32861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office:value-type="float" office:value="0.328453" calcext:value-type="float">
            <text:p>0.328453</text:p>
          </table:table-cell>
          <table:table-cell office:value-type="float" office:value="0.328475" calcext:value-type="float">
            <text:p>0.328475</text:p>
          </table:table-cell>
          <table:table-cell office:value-type="float" office:value="0.32846" calcext:value-type="float">
            <text:p>0.32846</text:p>
          </table:table-cell>
          <table:table-cell office:value-type="float" office:value="0.32845" calcext:value-type="float">
            <text:p>0.32845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0" calcext:value-type="float">
            <text:p>310</text:p>
          </table:table-cell>
          <table:table-cell office:value-type="float" office:value="0.328297" calcext:value-type="float">
            <text:p>0.328297</text:p>
          </table:table-cell>
          <table:table-cell office:value-type="float" office:value="0.32832" calcext:value-type="float">
            <text:p>0.32832</text:p>
          </table:table-cell>
          <table:table-cell office:value-type="float" office:value="0.328304" calcext:value-type="float">
            <text:p>0.328304</text:p>
          </table:table-cell>
          <table:table-cell office:value-type="float" office:value="0.328297" calcext:value-type="float">
            <text:p>0.328297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0" calcext:value-type="float">
            <text:p>320</text:p>
          </table:table-cell>
          <table:table-cell office:value-type="float" office:value="0.328143" calcext:value-type="float">
            <text:p>0.328143</text:p>
          </table:table-cell>
          <table:table-cell office:value-type="float" office:value="0.328169" calcext:value-type="float">
            <text:p>0.328169</text:p>
          </table:table-cell>
          <table:table-cell office:value-type="float" office:value="0.328152" calcext:value-type="float">
            <text:p>0.328152</text:p>
          </table:table-cell>
          <table:table-cell office:value-type="float" office:value="0.328143" calcext:value-type="float">
            <text:p>0.328143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0" calcext:value-type="float">
            <text:p>330</text:p>
          </table:table-cell>
          <table:table-cell office:value-type="float" office:value="0.327995" calcext:value-type="float">
            <text:p>0.327995</text:p>
          </table:table-cell>
          <table:table-cell office:value-type="float" office:value="0.328023" calcext:value-type="float">
            <text:p>0.328023</text:p>
          </table:table-cell>
          <table:table-cell office:value-type="float" office:value="0.328004" calcext:value-type="float">
            <text:p>0.328004</text:p>
          </table:table-cell>
          <table:table-cell office:value-type="float" office:value="0.327999" calcext:value-type="float">
            <text:p>0.327999</text:p>
          </table:table-cell>
          <table:table-cell table:number-columns-repeated="2"/>
        </table:table-row>
        <table:table-row table:style-name="ro2">
          <table:table-cell/>
          <table:table-cell office:value-type="float" office:value="340" calcext:value-type="float">
            <text:p>340</text:p>
          </table:table-cell>
          <table:table-cell office:value-type="float" office:value="0.327853" calcext:value-type="float">
            <text:p>0.327853</text:p>
          </table:table-cell>
          <table:table-cell office:value-type="float" office:value="0.327881" calcext:value-type="float">
            <text:p>0.327881</text:p>
          </table:table-cell>
          <table:table-cell office:value-type="float" office:value="0.327861" calcext:value-type="float">
            <text:p>0.327861</text:p>
          </table:table-cell>
          <table:table-cell office:value-type="float" office:value="0.327854" calcext:value-type="float">
            <text:p>0.32785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50" calcext:value-type="float">
            <text:p>350</text:p>
          </table:table-cell>
          <table:table-cell office:value-type="float" office:value="0.327717" calcext:value-type="float">
            <text:p>0.327717</text:p>
          </table:table-cell>
          <table:table-cell office:value-type="float" office:value="0.327745" calcext:value-type="float">
            <text:p>0.327745</text:p>
          </table:table-cell>
          <table:table-cell office:value-type="float" office:value="0.327721" calcext:value-type="float">
            <text:p>0.327721</text:p>
          </table:table-cell>
          <table:table-cell office:value-type="float" office:value="0.327714" calcext:value-type="float">
            <text:p>0.32771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60" calcext:value-type="float">
            <text:p>360</text:p>
          </table:table-cell>
          <table:table-cell office:value-type="float" office:value="0.327581" calcext:value-type="float">
            <text:p>0.327581</text:p>
          </table:table-cell>
          <table:table-cell office:value-type="float" office:value="0.327614" calcext:value-type="float">
            <text:p>0.327614</text:p>
          </table:table-cell>
          <table:table-cell office:value-type="float" office:value="0.327588" calcext:value-type="float">
            <text:p>0.327588</text:p>
          </table:table-cell>
          <table:table-cell office:value-type="float" office:value="0.327582" calcext:value-type="float">
            <text:p>0.32758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70" calcext:value-type="float">
            <text:p>370</text:p>
          </table:table-cell>
          <table:table-cell office:value-type="float" office:value="0.327449" calcext:value-type="float">
            <text:p>0.327449</text:p>
          </table:table-cell>
          <table:table-cell office:value-type="float" office:value="0.327478" calcext:value-type="float">
            <text:p>0.327478</text:p>
          </table:table-cell>
          <table:table-cell office:value-type="float" office:value="0.32746" calcext:value-type="float">
            <text:p>0.32746</text:p>
          </table:table-cell>
          <table:table-cell office:value-type="float" office:value="0.32745" calcext:value-type="float">
            <text:p>0.32745</text:p>
          </table:table-cell>
          <table:table-cell table:number-columns-repeated="2"/>
        </table:table-row>
        <table:table-row table:style-name="ro2">
          <table:table-cell/>
          <table:table-cell office:value-type="float" office:value="380" calcext:value-type="float">
            <text:p>380</text:p>
          </table:table-cell>
          <table:table-cell office:value-type="float" office:value="0.327323" calcext:value-type="float">
            <text:p>0.327323</text:p>
          </table:table-cell>
          <table:table-cell office:value-type="float" office:value="0.327355" calcext:value-type="float">
            <text:p>0.327355</text:p>
          </table:table-cell>
          <table:table-cell office:value-type="float" office:value="0.327333" calcext:value-type="float">
            <text:p>0.327333</text:p>
          </table:table-cell>
          <table:table-cell office:value-type="float" office:value="0.327324" calcext:value-type="float">
            <text:p>0.32732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90" calcext:value-type="float">
            <text:p>390</text:p>
          </table:table-cell>
          <table:table-cell office:value-type="float" office:value="0.327201" calcext:value-type="float">
            <text:p>0.327201</text:p>
          </table:table-cell>
          <table:table-cell office:value-type="float" office:value="0.327234" calcext:value-type="float">
            <text:p>0.327234</text:p>
          </table:table-cell>
          <table:table-cell office:value-type="float" office:value="0.327211" calcext:value-type="float">
            <text:p>0.327211</text:p>
          </table:table-cell>
          <table:table-cell office:value-type="float" office:value="0.327203" calcext:value-type="float">
            <text:p>0.327203</text:p>
          </table:table-cell>
          <table:table-cell table:number-columns-repeated="2"/>
        </table:table-row>
        <table:table-row table:style-name="ro2">
          <table:table-cell/>
          <table:table-cell office:value-type="float" office:value="400" calcext:value-type="float">
            <text:p>400</text:p>
          </table:table-cell>
          <table:table-cell office:value-type="float" office:value="0.327082" calcext:value-type="float">
            <text:p>0.327082</text:p>
          </table:table-cell>
          <table:table-cell office:value-type="float" office:value="0.327115" calcext:value-type="float">
            <text:p>0.327115</text:p>
          </table:table-cell>
          <table:table-cell office:value-type="float" office:value="0.327089" calcext:value-type="float">
            <text:p>0.327089</text:p>
          </table:table-cell>
          <table:table-cell office:value-type="float" office:value="0.327082" calcext:value-type="float">
            <text:p>0.327082</text:p>
          </table:table-cell>
          <table:table-cell table:number-columns-repeated="2"/>
        </table:table-row>
        <table:table-row table:style-name="ro2">
          <table:table-cell/>
          <table:table-cell office:value-type="float" office:value="410" calcext:value-type="float">
            <text:p>410</text:p>
          </table:table-cell>
          <table:table-cell office:value-type="float" office:value="0.326965" calcext:value-type="float">
            <text:p>0.326965</text:p>
          </table:table-cell>
          <table:table-cell office:value-type="float" office:value="0.326999" calcext:value-type="float">
            <text:p>0.326999</text:p>
          </table:table-cell>
          <table:table-cell office:value-type="float" office:value="0.326972" calcext:value-type="float">
            <text:p>0.326972</text:p>
          </table:table-cell>
          <table:table-cell office:value-type="float" office:value="0.326964" calcext:value-type="float">
            <text:p>0.326964</text:p>
          </table:table-cell>
          <table:table-cell table:number-columns-repeated="2"/>
        </table:table-row>
        <table:table-row table:style-name="ro2">
          <table:table-cell/>
          <table:table-cell office:value-type="float" office:value="420" calcext:value-type="float">
            <text:p>420</text:p>
          </table:table-cell>
          <table:table-cell office:value-type="float" office:value="0.326849" calcext:value-type="float">
            <text:p>0.326849</text:p>
          </table:table-cell>
          <table:table-cell office:value-type="float" office:value="0.326883" calcext:value-type="float">
            <text:p>0.326883</text:p>
          </table:table-cell>
          <table:table-cell office:value-type="float" office:value="0.326857" calcext:value-type="float">
            <text:p>0.326857</text:p>
          </table:table-cell>
          <table:table-cell office:value-type="float" office:value="0.32685" calcext:value-type="float">
            <text:p>0.32685</text:p>
          </table:table-cell>
          <table:table-cell table:number-columns-repeated="2"/>
        </table:table-row>
        <table:table-row table:style-name="ro2">
          <table:table-cell/>
          <table:table-cell office:value-type="float" office:value="430" calcext:value-type="float">
            <text:p>430</text:p>
          </table:table-cell>
          <table:table-cell office:value-type="float" office:value="0.326737" calcext:value-type="float">
            <text:p>0.326737</text:p>
          </table:table-cell>
          <table:table-cell office:value-type="float" office:value="0.326772" calcext:value-type="float">
            <text:p>0.326772</text:p>
          </table:table-cell>
          <table:table-cell office:value-type="float" office:value="0.326743" calcext:value-type="float">
            <text:p>0.326743</text:p>
          </table:table-cell>
          <table:table-cell office:value-type="float" office:value="0.326737" calcext:value-type="float">
            <text:p>0.326737</text:p>
          </table:table-cell>
          <table:table-cell table:number-columns-repeated="2"/>
        </table:table-row>
        <table:table-row table:style-name="ro2">
          <table:table-cell/>
          <table:table-cell office:value-type="float" office:value="440" calcext:value-type="float">
            <text:p>440</text:p>
          </table:table-cell>
          <table:table-cell office:value-type="float" office:value="0.326628" calcext:value-type="float">
            <text:p>0.326628</text:p>
          </table:table-cell>
          <table:table-cell office:value-type="float" office:value="0.326667" calcext:value-type="float">
            <text:p>0.326667</text:p>
          </table:table-cell>
          <table:table-cell office:value-type="float" office:value="0.326636" calcext:value-type="float">
            <text:p>0.326636</text:p>
          </table:table-cell>
          <table:table-cell office:value-type="float" office:value="0.326626" calcext:value-type="float">
            <text:p>0.326626</text:p>
          </table:table-cell>
          <table:table-cell table:number-columns-repeated="2"/>
        </table:table-row>
        <table:table-row table:style-name="ro2">
          <table:table-cell/>
          <table:table-cell office:value-type="float" office:value="450" calcext:value-type="float">
            <text:p>450</text:p>
          </table:table-cell>
          <table:table-cell office:value-type="float" office:value="0.326524" calcext:value-type="float">
            <text:p>0.326524</text:p>
          </table:table-cell>
          <table:table-cell office:value-type="float" office:value="0.326561" calcext:value-type="float">
            <text:p>0.326561</text:p>
          </table:table-cell>
          <table:table-cell office:value-type="float" office:value="0.326529" calcext:value-type="float">
            <text:p>0.326529</text:p>
          </table:table-cell>
          <table:table-cell office:value-type="float" office:value="0.326524" calcext:value-type="float">
            <text:p>0.326524</text:p>
          </table:table-cell>
          <table:table-cell table:number-columns-repeated="2"/>
        </table:table-row>
        <table:table-row table:style-name="ro2">
          <table:table-cell/>
          <table:table-cell office:value-type="float" office:value="460" calcext:value-type="float">
            <text:p>460</text:p>
          </table:table-cell>
          <table:table-cell office:value-type="float" office:value="0.326422" calcext:value-type="float">
            <text:p>0.326422</text:p>
          </table:table-cell>
          <table:table-cell office:value-type="float" office:value="0.326458" calcext:value-type="float">
            <text:p>0.326458</text:p>
          </table:table-cell>
          <table:table-cell office:value-type="float" office:value="0.326427" calcext:value-type="float">
            <text:p>0.326427</text:p>
          </table:table-cell>
          <table:table-cell office:value-type="float" office:value="0.326419" calcext:value-type="float">
            <text:p>0.326419</text:p>
          </table:table-cell>
          <table:table-cell table:number-columns-repeated="2"/>
        </table:table-row>
        <table:table-row table:style-name="ro2">
          <table:table-cell/>
          <table:table-cell office:value-type="float" office:value="470" calcext:value-type="float">
            <text:p>470</text:p>
          </table:table-cell>
          <table:table-cell office:value-type="float" office:value="0.326319" calcext:value-type="float">
            <text:p>0.326319</text:p>
          </table:table-cell>
          <table:table-cell office:value-type="float" office:value="0.326357" calcext:value-type="float">
            <text:p>0.326357</text:p>
          </table:table-cell>
          <table:table-cell office:value-type="float" office:value="0.326324" calcext:value-type="float">
            <text:p>0.326324</text:p>
          </table:table-cell>
          <table:table-cell office:value-type="float" office:value="0.326318" calcext:value-type="float">
            <text:p>0.326318</text:p>
          </table:table-cell>
          <table:table-cell table:number-columns-repeated="2"/>
        </table:table-row>
        <table:table-row table:style-name="ro2">
          <table:table-cell/>
          <table:table-cell office:value-type="float" office:value="480" calcext:value-type="float">
            <text:p>480</text:p>
          </table:table-cell>
          <table:table-cell office:value-type="float" office:value="0.32622" calcext:value-type="float">
            <text:p>0.32622</text:p>
          </table:table-cell>
          <table:table-cell office:value-type="float" office:value="0.32626" calcext:value-type="float">
            <text:p>0.32626</text:p>
          </table:table-cell>
          <table:table-cell office:value-type="float" office:value="0.326229" calcext:value-type="float">
            <text:p>0.326229</text:p>
          </table:table-cell>
          <table:table-cell office:value-type="float" office:value="0.326219" calcext:value-type="float">
            <text:p>0.326219</text:p>
          </table:table-cell>
          <table:table-cell table:number-columns-repeated="2"/>
        </table:table-row>
        <table:table-row table:style-name="ro2">
          <table:table-cell/>
          <table:table-cell office:value-type="float" office:value="490" calcext:value-type="float">
            <text:p>490</text:p>
          </table:table-cell>
          <table:table-cell office:value-type="float" office:value="0.326125" calcext:value-type="float">
            <text:p>0.326125</text:p>
          </table:table-cell>
          <table:table-cell office:value-type="float" office:value="0.326167" calcext:value-type="float">
            <text:p>0.326167</text:p>
          </table:table-cell>
          <table:table-cell office:value-type="float" office:value="0.326129" calcext:value-type="float">
            <text:p>0.326129</text:p>
          </table:table-cell>
          <table:table-cell office:value-type="float" office:value="0.326123" calcext:value-type="float">
            <text:p>0.326123</text:p>
          </table:table-cell>
          <table:table-cell table:number-columns-repeated="2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0.326029" calcext:value-type="float">
            <text:p>0.326029</text:p>
          </table:table-cell>
          <table:table-cell office:value-type="float" office:value="0.32607" calcext:value-type="float">
            <text:p>0.32607</text:p>
          </table:table-cell>
          <table:table-cell office:value-type="float" office:value="0.326035" calcext:value-type="float">
            <text:p>0.326035</text:p>
          </table:table-cell>
          <table:table-cell office:value-type="float" office:value="0.326028" calcext:value-type="float">
            <text:p>0.326028</text:p>
          </table:table-cell>
          <table:table-cell table:number-columns-repeated="2"/>
        </table:table-row>
        <table:table-row table:style-name="ro2">
          <table:table-cell/>
          <table:table-cell office:value-type="float" office:value="510" calcext:value-type="float">
            <text:p>510</text:p>
          </table:table-cell>
          <table:table-cell office:value-type="float" office:value="0.325936" calcext:value-type="float">
            <text:p>0.325936</text:p>
          </table:table-cell>
          <table:table-cell office:value-type="float" office:value="0.32598" calcext:value-type="float">
            <text:p>0.32598</text:p>
          </table:table-cell>
          <table:table-cell office:value-type="float" office:value="0.325942" calcext:value-type="float">
            <text:p>0.325942</text:p>
          </table:table-cell>
          <table:table-cell office:value-type="float" office:value="0.325934" calcext:value-type="float">
            <text:p>0.325934</text:p>
          </table:table-cell>
          <table:table-cell table:number-columns-repeated="2"/>
        </table:table-row>
        <table:table-row table:style-name="ro2">
          <table:table-cell/>
          <table:table-cell office:value-type="float" office:value="520" calcext:value-type="float">
            <text:p>520</text:p>
          </table:table-cell>
          <table:table-cell office:value-type="float" office:value="0.325845" calcext:value-type="float">
            <text:p>0.325845</text:p>
          </table:table-cell>
          <table:table-cell office:value-type="float" office:value="0.32589" calcext:value-type="float">
            <text:p>0.32589</text:p>
          </table:table-cell>
          <table:table-cell office:value-type="float" office:value="0.325851" calcext:value-type="float">
            <text:p>0.325851</text:p>
          </table:table-cell>
          <table:table-cell office:value-type="float" office:value="0.325843" calcext:value-type="float">
            <text:p>0.325843</text:p>
          </table:table-cell>
          <table:table-cell table:number-columns-repeated="2"/>
        </table:table-row>
        <table:table-row table:style-name="ro2">
          <table:table-cell/>
          <table:table-cell office:value-type="float" office:value="530" calcext:value-type="float">
            <text:p>530</text:p>
          </table:table-cell>
          <table:table-cell office:value-type="float" office:value="0.325756" calcext:value-type="float">
            <text:p>0.325756</text:p>
          </table:table-cell>
          <table:table-cell office:value-type="float" office:value="0.325804" calcext:value-type="float">
            <text:p>0.325804</text:p>
          </table:table-cell>
          <table:table-cell office:value-type="float" office:value="0.325762" calcext:value-type="float">
            <text:p>0.325762</text:p>
          </table:table-cell>
          <table:table-cell office:value-type="float" office:value="0.325754" calcext:value-type="float">
            <text:p>0.325754</text:p>
          </table:table-cell>
          <table:table-cell table:number-columns-repeated="2"/>
        </table:table-row>
        <table:table-row table:style-name="ro2">
          <table:table-cell/>
          <table:table-cell office:value-type="float" office:value="540" calcext:value-type="float">
            <text:p>540</text:p>
          </table:table-cell>
          <table:table-cell office:value-type="float" office:value="0.325671" calcext:value-type="float">
            <text:p>0.325671</text:p>
          </table:table-cell>
          <table:table-cell office:value-type="float" office:value="0.325719" calcext:value-type="float">
            <text:p>0.325719</text:p>
          </table:table-cell>
          <table:table-cell office:value-type="float" office:value="0.325676" calcext:value-type="float">
            <text:p>0.325676</text:p>
          </table:table-cell>
          <table:table-cell office:value-type="float" office:value="0.325669" calcext:value-type="float">
            <text:p>0.325669</text:p>
          </table:table-cell>
          <table:table-cell table:number-columns-repeated="2"/>
        </table:table-row>
        <table:table-row table:style-name="ro2">
          <table:table-cell/>
          <table:table-cell office:value-type="float" office:value="550" calcext:value-type="float">
            <text:p>550</text:p>
          </table:table-cell>
          <table:table-cell office:value-type="float" office:value="0.325585" calcext:value-type="float">
            <text:p>0.325585</text:p>
          </table:table-cell>
          <table:table-cell office:value-type="float" office:value="0.325634" calcext:value-type="float">
            <text:p>0.325634</text:p>
          </table:table-cell>
          <table:table-cell office:value-type="float" office:value="0.325591" calcext:value-type="float">
            <text:p>0.325591</text:p>
          </table:table-cell>
          <table:table-cell office:value-type="float" office:value="0.325586" calcext:value-type="float">
            <text:p>0.325586</text:p>
          </table:table-cell>
          <table:table-cell table:number-columns-repeated="2"/>
        </table:table-row>
        <table:table-row table:style-name="ro2">
          <table:table-cell/>
          <table:table-cell office:value-type="float" office:value="560" calcext:value-type="float">
            <text:p>560</text:p>
          </table:table-cell>
          <table:table-cell office:value-type="float" office:value="0.325501" calcext:value-type="float">
            <text:p>0.325501</text:p>
          </table:table-cell>
          <table:table-cell office:value-type="float" office:value="0.32555" calcext:value-type="float">
            <text:p>0.32555</text:p>
          </table:table-cell>
          <table:table-cell office:value-type="float" office:value="0.325509" calcext:value-type="float">
            <text:p>0.325509</text:p>
          </table:table-cell>
          <table:table-cell office:value-type="float" office:value="0.325501" calcext:value-type="float">
            <text:p>0.325501</text:p>
          </table:table-cell>
          <table:table-cell table:number-columns-repeated="2"/>
        </table:table-row>
        <table:table-row table:style-name="ro2">
          <table:table-cell/>
          <table:table-cell office:value-type="float" office:value="570" calcext:value-type="float">
            <text:p>570</text:p>
          </table:table-cell>
          <table:table-cell office:value-type="float" office:value="0.325418" calcext:value-type="float">
            <text:p>0.325418</text:p>
          </table:table-cell>
          <table:table-cell office:value-type="float" office:value="0.325467" calcext:value-type="float">
            <text:p>0.325467</text:p>
          </table:table-cell>
          <table:table-cell office:value-type="float" office:value="0.325427" calcext:value-type="float">
            <text:p>0.325427</text:p>
          </table:table-cell>
          <table:table-cell office:value-type="float" office:value="0.325418" calcext:value-type="float">
            <text:p>0.325418</text:p>
          </table:table-cell>
          <table:table-cell table:number-columns-repeated="2"/>
        </table:table-row>
        <table:table-row table:style-name="ro2">
          <table:table-cell/>
          <table:table-cell office:value-type="float" office:value="580" calcext:value-type="float">
            <text:p>580</text:p>
          </table:table-cell>
          <table:table-cell office:value-type="float" office:value="0.32534" calcext:value-type="float">
            <text:p>0.32534</text:p>
          </table:table-cell>
          <table:table-cell office:value-type="float" office:value="0.325384" calcext:value-type="float">
            <text:p>0.325384</text:p>
          </table:table-cell>
          <table:table-cell office:value-type="float" office:value="0.325347" calcext:value-type="float">
            <text:p>0.325347</text:p>
          </table:table-cell>
          <table:table-cell office:value-type="float" office:value="0.325341" calcext:value-type="float">
            <text:p>0.325341</text:p>
          </table:table-cell>
          <table:table-cell table:number-columns-repeated="2"/>
        </table:table-row>
        <table:table-row table:style-name="ro2">
          <table:table-cell/>
          <table:table-cell office:value-type="float" office:value="590" calcext:value-type="float">
            <text:p>590</text:p>
          </table:table-cell>
          <table:table-cell office:value-type="float" office:value="0.325261" calcext:value-type="float">
            <text:p>0.325261</text:p>
          </table:table-cell>
          <table:table-cell office:value-type="float" office:value="0.325307" calcext:value-type="float">
            <text:p>0.325307</text:p>
          </table:table-cell>
          <table:table-cell office:value-type="float" office:value="0.325267" calcext:value-type="float">
            <text:p>0.325267</text:p>
          </table:table-cell>
          <table:table-cell office:value-type="float" office:value="0.325259" calcext:value-type="float">
            <text:p>0.325259</text:p>
          </table:table-cell>
          <table:table-cell table:number-columns-repeated="2"/>
        </table:table-row>
        <table:table-row table:style-name="ro2">
          <table:table-cell/>
          <table:table-cell office:value-type="float" office:value="600" calcext:value-type="float">
            <text:p>600</text:p>
          </table:table-cell>
          <table:table-cell office:value-type="float" office:value="0.325182" calcext:value-type="float">
            <text:p>0.325182</text:p>
          </table:table-cell>
          <table:table-cell office:value-type="float" office:value="0.325229" calcext:value-type="float">
            <text:p>0.325229</text:p>
          </table:table-cell>
          <table:table-cell office:value-type="float" office:value="0.325186" calcext:value-type="float">
            <text:p>0.325186</text:p>
          </table:table-cell>
          <table:table-cell office:value-type="float" office:value="0.32518" calcext:value-type="float">
            <text:p>0.32518</text:p>
          </table:table-cell>
          <table:table-cell table:number-columns-repeated="2"/>
        </table:table-row>
        <table:table-row table:style-name="ro2">
          <table:table-cell/>
          <table:table-cell office:value-type="float" office:value="610" calcext:value-type="float">
            <text:p>610</text:p>
          </table:table-cell>
          <table:table-cell office:value-type="float" office:value="0.325103" calcext:value-type="float">
            <text:p>0.325103</text:p>
          </table:table-cell>
          <table:table-cell office:value-type="float" office:value="0.325154" calcext:value-type="float">
            <text:p>0.325154</text:p>
          </table:table-cell>
          <table:table-cell office:value-type="float" office:value="0.325109" calcext:value-type="float">
            <text:p>0.325109</text:p>
          </table:table-cell>
          <table:table-cell office:value-type="float" office:value="0.325101" calcext:value-type="float">
            <text:p>0.325101</text:p>
          </table:table-cell>
          <table:table-cell table:number-columns-repeated="2"/>
        </table:table-row>
        <table:table-row table:style-name="ro2">
          <table:table-cell/>
          <table:table-cell office:value-type="float" office:value="620" calcext:value-type="float">
            <text:p>620</text:p>
          </table:table-cell>
          <table:table-cell office:value-type="float" office:value="0.325029" calcext:value-type="float">
            <text:p>0.325029</text:p>
          </table:table-cell>
          <table:table-cell office:value-type="float" office:value="0.325079" calcext:value-type="float">
            <text:p>0.325079</text:p>
          </table:table-cell>
          <table:table-cell office:value-type="float" office:value="0.325034" calcext:value-type="float">
            <text:p>0.325034</text:p>
          </table:table-cell>
          <table:table-cell office:value-type="float" office:value="0.325026" calcext:value-type="float">
            <text:p>0.325026</text:p>
          </table:table-cell>
          <table:table-cell table:number-columns-repeated="2"/>
        </table:table-row>
        <table:table-row table:style-name="ro2">
          <table:table-cell/>
          <table:table-cell office:value-type="float" office:value="630" calcext:value-type="float">
            <text:p>630</text:p>
          </table:table-cell>
          <table:table-cell office:value-type="float" office:value="0.324955" calcext:value-type="float">
            <text:p>0.324955</text:p>
          </table:table-cell>
          <table:table-cell office:value-type="float" office:value="0.325005" calcext:value-type="float">
            <text:p>0.325005</text:p>
          </table:table-cell>
          <table:table-cell office:value-type="float" office:value="0.324961" calcext:value-type="float">
            <text:p>0.324961</text:p>
          </table:table-cell>
          <table:table-cell office:value-type="float" office:value="0.324954" calcext:value-type="float">
            <text:p>0.324954</text:p>
          </table:table-cell>
          <table:table-cell table:number-columns-repeated="2"/>
        </table:table-row>
        <table:table-row table:style-name="ro2">
          <table:table-cell/>
          <table:table-cell office:value-type="float" office:value="640" calcext:value-type="float">
            <text:p>640</text:p>
          </table:table-cell>
          <table:table-cell office:value-type="float" office:value="0.32488" calcext:value-type="float">
            <text:p>0.32488</text:p>
          </table:table-cell>
          <table:table-cell office:value-type="float" office:value="0.324934" calcext:value-type="float">
            <text:p>0.324934</text:p>
          </table:table-cell>
          <table:table-cell office:value-type="float" office:value="0.324887" calcext:value-type="float">
            <text:p>0.324887</text:p>
          </table:table-cell>
          <table:table-cell office:value-type="float" office:value="0.32488" calcext:value-type="float">
            <text:p>0.32488</text:p>
          </table:table-cell>
          <table:table-cell table:number-columns-repeated="2"/>
        </table:table-row>
        <table:table-row table:style-name="ro2">
          <table:table-cell/>
          <table:table-cell office:value-type="float" office:value="650" calcext:value-type="float">
            <text:p>650</text:p>
          </table:table-cell>
          <table:table-cell office:value-type="float" office:value="0.324811" calcext:value-type="float">
            <text:p>0.324811</text:p>
          </table:table-cell>
          <table:table-cell office:value-type="float" office:value="0.324862" calcext:value-type="float">
            <text:p>0.324862</text:p>
          </table:table-cell>
          <table:table-cell office:value-type="float" office:value="0.324815" calcext:value-type="float">
            <text:p>0.324815</text:p>
          </table:table-cell>
          <table:table-cell office:value-type="float" office:value="0.324809" calcext:value-type="float">
            <text:p>0.324809</text:p>
          </table:table-cell>
          <table:table-cell table:number-columns-repeated="2"/>
        </table:table-row>
        <table:table-row table:style-name="ro2">
          <table:table-cell/>
          <table:table-cell office:value-type="float" office:value="660" calcext:value-type="float">
            <text:p>660</text:p>
          </table:table-cell>
          <table:table-cell office:value-type="float" office:value="0.324738" calcext:value-type="float">
            <text:p>0.324738</text:p>
          </table:table-cell>
          <table:table-cell office:value-type="float" office:value="0.324793" calcext:value-type="float">
            <text:p>0.324793</text:p>
          </table:table-cell>
          <table:table-cell office:value-type="float" office:value="0.324744" calcext:value-type="float">
            <text:p>0.324744</text:p>
          </table:table-cell>
          <table:table-cell office:value-type="float" office:value="0.324739" calcext:value-type="float">
            <text:p>0.324739</text:p>
          </table:table-cell>
          <table:table-cell table:number-columns-repeated="2"/>
        </table:table-row>
        <table:table-row table:style-name="ro2">
          <table:table-cell/>
          <table:table-cell office:value-type="float" office:value="670" calcext:value-type="float">
            <text:p>670</text:p>
          </table:table-cell>
          <table:table-cell office:value-type="float" office:value="0.324668" calcext:value-type="float">
            <text:p>0.324668</text:p>
          </table:table-cell>
          <table:table-cell office:value-type="float" office:value="0.324726" calcext:value-type="float">
            <text:p>0.324726</text:p>
          </table:table-cell>
          <table:table-cell office:value-type="float" office:value="0.324675" calcext:value-type="float">
            <text:p>0.324675</text:p>
          </table:table-cell>
          <table:table-cell office:value-type="float" office:value="0.32467" calcext:value-type="float">
            <text:p>0.32467</text:p>
          </table:table-cell>
          <table:table-cell table:number-columns-repeated="2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office:value-type="float" office:value="0.3246" calcext:value-type="float">
            <text:p>0.3246</text:p>
          </table:table-cell>
          <table:table-cell office:value-type="float" office:value="0.324662" calcext:value-type="float">
            <text:p>0.324662</text:p>
          </table:table-cell>
          <table:table-cell office:value-type="float" office:value="0.324606" calcext:value-type="float">
            <text:p>0.324606</text:p>
          </table:table-cell>
          <table:table-cell office:value-type="float" office:value="0.324599" calcext:value-type="float">
            <text:p>0.324599</text:p>
          </table:table-cell>
          <table:table-cell table:number-columns-repeated="2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office:value-type="float" office:value="0.324535" calcext:value-type="float">
            <text:p>0.324535</text:p>
          </table:table-cell>
          <table:table-cell office:value-type="float" office:value="0.324593" calcext:value-type="float">
            <text:p>0.324593</text:p>
          </table:table-cell>
          <table:table-cell office:value-type="float" office:value="0.324539" calcext:value-type="float">
            <text:p>0.324539</text:p>
          </table:table-cell>
          <table:table-cell office:value-type="float" office:value="0.324532" calcext:value-type="float">
            <text:p>0.324532</text:p>
          </table:table-cell>
          <table:table-cell table:number-columns-repeated="2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office:value-type="float" office:value="0.324465" calcext:value-type="float">
            <text:p>0.324465</text:p>
          </table:table-cell>
          <table:table-cell office:value-type="float" office:value="0.324527" calcext:value-type="float">
            <text:p>0.324527</text:p>
          </table:table-cell>
          <table:table-cell office:value-type="float" office:value="0.324474" calcext:value-type="float">
            <text:p>0.324474</text:p>
          </table:table-cell>
          <table:table-cell office:value-type="float" office:value="0.324466" calcext:value-type="float">
            <text:p>0.324466</text:p>
          </table:table-cell>
          <table:table-cell table:number-columns-repeated="2"/>
        </table:table-row>
        <table:table-row table:style-name="ro2">
          <table:table-cell/>
          <table:table-cell office:value-type="float" office:value="710" calcext:value-type="float">
            <text:p>710</text:p>
          </table:table-cell>
          <table:table-cell office:value-type="float" office:value="0.324403" calcext:value-type="float">
            <text:p>0.324403</text:p>
          </table:table-cell>
          <table:table-cell office:value-type="float" office:value="0.324466" calcext:value-type="float">
            <text:p>0.324466</text:p>
          </table:table-cell>
          <table:table-cell office:value-type="float" office:value="0.324412" calcext:value-type="float">
            <text:p>0.324412</text:p>
          </table:table-cell>
          <table:table-cell office:value-type="float" office:value="0.324403" calcext:value-type="float">
            <text:p>0.324403</text:p>
          </table:table-cell>
          <table:table-cell table:number-columns-repeated="2"/>
        </table:table-row>
        <table:table-row table:style-name="ro2">
          <table:table-cell/>
          <table:table-cell office:value-type="float" office:value="720" calcext:value-type="float">
            <text:p>720</text:p>
          </table:table-cell>
          <table:table-cell office:value-type="float" office:value="0.324337" calcext:value-type="float">
            <text:p>0.324337</text:p>
          </table:table-cell>
          <table:table-cell office:value-type="float" office:value="0.3244" calcext:value-type="float">
            <text:p>0.3244</text:p>
          </table:table-cell>
          <table:table-cell office:value-type="float" office:value="0.324345" calcext:value-type="float">
            <text:p>0.324345</text:p>
          </table:table-cell>
          <table:table-cell office:value-type="float" office:value="0.32434" calcext:value-type="float">
            <text:p>0.32434</text:p>
          </table:table-cell>
          <table:table-cell table:number-columns-repeated="2"/>
        </table:table-row>
        <table:table-row table:style-name="ro2">
          <table:table-cell/>
          <table:table-cell office:value-type="float" office:value="730" calcext:value-type="float">
            <text:p>730</text:p>
          </table:table-cell>
          <table:table-cell office:value-type="float" office:value="0.324276" calcext:value-type="float">
            <text:p>0.324276</text:p>
          </table:table-cell>
          <table:table-cell office:value-type="float" office:value="0.324337" calcext:value-type="float">
            <text:p>0.324337</text:p>
          </table:table-cell>
          <table:table-cell office:value-type="float" office:value="0.324283" calcext:value-type="float">
            <text:p>0.324283</text:p>
          </table:table-cell>
          <table:table-cell office:value-type="float" office:value="0.324277" calcext:value-type="float">
            <text:p>0.324277</text:p>
          </table:table-cell>
          <table:table-cell table:number-columns-repeated="2"/>
        </table:table-row>
        <table:table-row table:style-name="ro2">
          <table:table-cell/>
          <table:table-cell office:value-type="float" office:value="740" calcext:value-type="float">
            <text:p>740</text:p>
          </table:table-cell>
          <table:table-cell office:value-type="float" office:value="0.324213" calcext:value-type="float">
            <text:p>0.324213</text:p>
          </table:table-cell>
          <table:table-cell office:value-type="float" office:value="0.324278" calcext:value-type="float">
            <text:p>0.324278</text:p>
          </table:table-cell>
          <table:table-cell office:value-type="float" office:value="0.324219" calcext:value-type="float">
            <text:p>0.324219</text:p>
          </table:table-cell>
          <table:table-cell office:value-type="float" office:value="0.324213" calcext:value-type="float">
            <text:p>0.324213</text:p>
          </table:table-cell>
          <table:table-cell table:number-columns-repeated="2"/>
        </table:table-row>
        <table:table-row table:style-name="ro2">
          <table:table-cell/>
          <table:table-cell office:value-type="float" office:value="750" calcext:value-type="float">
            <text:p>750</text:p>
          </table:table-cell>
          <table:table-cell office:value-type="float" office:value="0.324154" calcext:value-type="float">
            <text:p>0.324154</text:p>
          </table:table-cell>
          <table:table-cell office:value-type="float" office:value="0.324217" calcext:value-type="float">
            <text:p>0.324217</text:p>
          </table:table-cell>
          <table:table-cell office:value-type="float" office:value="0.324159" calcext:value-type="float">
            <text:p>0.324159</text:p>
          </table:table-cell>
          <table:table-cell office:value-type="float" office:value="0.324151" calcext:value-type="float">
            <text:p>0.324151</text:p>
          </table:table-cell>
          <table:table-cell table:number-columns-repeated="2"/>
        </table:table-row>
        <table:table-row table:style-name="ro2">
          <table:table-cell/>
          <table:table-cell office:value-type="float" office:value="760" calcext:value-type="float">
            <text:p>760</text:p>
          </table:table-cell>
          <table:table-cell office:value-type="float" office:value="0.324095" calcext:value-type="float">
            <text:p>0.324095</text:p>
          </table:table-cell>
          <table:table-cell office:value-type="float" office:value="0.324161" calcext:value-type="float">
            <text:p>0.324161</text:p>
          </table:table-cell>
          <table:table-cell office:value-type="float" office:value="0.324098" calcext:value-type="float">
            <text:p>0.324098</text:p>
          </table:table-cell>
          <table:table-cell office:value-type="float" office:value="0.324093" calcext:value-type="float">
            <text:p>0.324093</text:p>
          </table:table-cell>
          <table:table-cell table:number-columns-repeated="2"/>
        </table:table-row>
        <table:table-row table:style-name="ro2">
          <table:table-cell/>
          <table:table-cell office:value-type="float" office:value="770" calcext:value-type="float">
            <text:p>770</text:p>
          </table:table-cell>
          <table:table-cell office:value-type="float" office:value="0.324035" calcext:value-type="float">
            <text:p>0.324035</text:p>
          </table:table-cell>
          <table:table-cell office:value-type="float" office:value="0.324101" calcext:value-type="float">
            <text:p>0.324101</text:p>
          </table:table-cell>
          <table:table-cell office:value-type="float" office:value="0.32404" calcext:value-type="float">
            <text:p>0.32404</text:p>
          </table:table-cell>
          <table:table-cell office:value-type="float" office:value="0.324033" calcext:value-type="float">
            <text:p>0.324033</text:p>
          </table:table-cell>
          <table:table-cell table:number-columns-repeated="2"/>
        </table:table-row>
        <table:table-row table:style-name="ro2">
          <table:table-cell/>
          <table:table-cell office:value-type="float" office:value="780" calcext:value-type="float">
            <text:p>780</text:p>
          </table:table-cell>
          <table:table-cell office:value-type="float" office:value="0.323974" calcext:value-type="float">
            <text:p>0.323974</text:p>
          </table:table-cell>
          <table:table-cell office:value-type="float" office:value="0.324041" calcext:value-type="float">
            <text:p>0.324041</text:p>
          </table:table-cell>
          <table:table-cell office:value-type="float" office:value="0.32398" calcext:value-type="float">
            <text:p>0.32398</text:p>
          </table:table-cell>
          <table:table-cell office:value-type="float" office:value="0.323975" calcext:value-type="float">
            <text:p>0.323975</text:p>
          </table:table-cell>
          <table:table-cell table:number-columns-repeated="2"/>
        </table:table-row>
        <table:table-row table:style-name="ro2">
          <table:table-cell/>
          <table:table-cell office:value-type="float" office:value="790" calcext:value-type="float">
            <text:p>790</text:p>
          </table:table-cell>
          <table:table-cell office:value-type="float" office:value="0.323917" calcext:value-type="float">
            <text:p>0.323917</text:p>
          </table:table-cell>
          <table:table-cell office:value-type="float" office:value="0.323986" calcext:value-type="float">
            <text:p>0.323986</text:p>
          </table:table-cell>
          <table:table-cell office:value-type="float" office:value="0.323921" calcext:value-type="float">
            <text:p>0.323921</text:p>
          </table:table-cell>
          <table:table-cell office:value-type="float" office:value="0.323917" calcext:value-type="float">
            <text:p>0.323917</text:p>
          </table:table-cell>
          <table:table-cell table:number-columns-repeated="2"/>
        </table:table-row>
        <table:table-row table:style-name="ro2">
          <table:table-cell/>
          <table:table-cell office:value-type="float" office:value="800" calcext:value-type="float">
            <text:p>800</text:p>
          </table:table-cell>
          <table:table-cell office:value-type="float" office:value="0.323859" calcext:value-type="float">
            <text:p>0.323859</text:p>
          </table:table-cell>
          <table:table-cell office:value-type="float" office:value="0.323929" calcext:value-type="float">
            <text:p>0.323929</text:p>
          </table:table-cell>
          <table:table-cell office:value-type="float" office:value="0.323863" calcext:value-type="float">
            <text:p>0.323863</text:p>
          </table:table-cell>
          <table:table-cell office:value-type="float" office:value="0.323856" calcext:value-type="float">
            <text:p>0.323856</text:p>
          </table:table-cell>
          <table:table-cell table:number-columns-repeated="2"/>
        </table:table-row>
        <table:table-row table:style-name="ro2">
          <table:table-cell/>
          <table:table-cell office:value-type="float" office:value="810" calcext:value-type="float">
            <text:p>810</text:p>
          </table:table-cell>
          <table:table-cell office:value-type="float" office:value="0.3238" calcext:value-type="float">
            <text:p>0.3238</text:p>
          </table:table-cell>
          <table:table-cell office:value-type="float" office:value="0.323874" calcext:value-type="float">
            <text:p>0.323874</text:p>
          </table:table-cell>
          <table:table-cell office:value-type="float" office:value="0.323807" calcext:value-type="float">
            <text:p>0.323807</text:p>
          </table:table-cell>
          <table:table-cell office:value-type="float" office:value="0.323801" calcext:value-type="float">
            <text:p>0.323801</text:p>
          </table:table-cell>
          <table:table-cell table:number-columns-repeated="2"/>
        </table:table-row>
        <table:table-row table:style-name="ro2">
          <table:table-cell/>
          <table:table-cell office:value-type="float" office:value="820" calcext:value-type="float">
            <text:p>820</text:p>
          </table:table-cell>
          <table:table-cell office:value-type="float" office:value="0.323744" calcext:value-type="float">
            <text:p>0.323744</text:p>
          </table:table-cell>
          <table:table-cell office:value-type="float" office:value="0.323818" calcext:value-type="float">
            <text:p>0.323818</text:p>
          </table:table-cell>
          <table:table-cell office:value-type="float" office:value="0.323751" calcext:value-type="float">
            <text:p>0.323751</text:p>
          </table:table-cell>
          <table:table-cell office:value-type="float" office:value="0.323745" calcext:value-type="float">
            <text:p>0.323745</text:p>
          </table:table-cell>
          <table:table-cell table:number-columns-repeated="2"/>
        </table:table-row>
        <table:table-row table:style-name="ro2">
          <table:table-cell/>
          <table:table-cell office:value-type="float" office:value="830" calcext:value-type="float">
            <text:p>830</text:p>
          </table:table-cell>
          <table:table-cell office:value-type="float" office:value="0.32369" calcext:value-type="float">
            <text:p>0.32369</text:p>
          </table:table-cell>
          <table:table-cell office:value-type="float" office:value="0.32376" calcext:value-type="float">
            <text:p>0.32376</text:p>
          </table:table-cell>
          <table:table-cell office:value-type="float" office:value="0.323696" calcext:value-type="float">
            <text:p>0.323696</text:p>
          </table:table-cell>
          <table:table-cell office:value-type="float" office:value="0.323691" calcext:value-type="float">
            <text:p>0.323691</text:p>
          </table:table-cell>
          <table:table-cell table:number-columns-repeated="2"/>
        </table:table-row>
        <table:table-row table:style-name="ro2">
          <table:table-cell/>
          <table:table-cell office:value-type="float" office:value="840" calcext:value-type="float">
            <text:p>840</text:p>
          </table:table-cell>
          <table:table-cell office:value-type="float" office:value="0.323636" calcext:value-type="float">
            <text:p>0.323636</text:p>
          </table:table-cell>
          <table:table-cell office:value-type="float" office:value="0.323707" calcext:value-type="float">
            <text:p>0.323707</text:p>
          </table:table-cell>
          <table:table-cell office:value-type="float" office:value="0.323643" calcext:value-type="float">
            <text:p>0.323643</text:p>
          </table:table-cell>
          <table:table-cell office:value-type="float" office:value="0.323638" calcext:value-type="float">
            <text:p>0.323638</text:p>
          </table:table-cell>
          <table:table-cell table:number-columns-repeated="2"/>
        </table:table-row>
        <table:table-row table:style-name="ro2">
          <table:table-cell/>
          <table:table-cell office:value-type="float" office:value="850" calcext:value-type="float">
            <text:p>850</text:p>
          </table:table-cell>
          <table:table-cell office:value-type="float" office:value="0.323581" calcext:value-type="float">
            <text:p>0.323581</text:p>
          </table:table-cell>
          <table:table-cell office:value-type="float" office:value="0.323654" calcext:value-type="float">
            <text:p>0.323654</text:p>
          </table:table-cell>
          <table:table-cell office:value-type="float" office:value="0.323588" calcext:value-type="float">
            <text:p>0.323588</text:p>
          </table:table-cell>
          <table:table-cell office:value-type="float" office:value="0.323581" calcext:value-type="float">
            <text:p>0.323581</text:p>
          </table:table-cell>
          <table:table-cell table:number-columns-repeated="2"/>
        </table:table-row>
        <table:table-row table:style-name="ro2">
          <table:table-cell/>
          <table:table-cell office:value-type="float" office:value="860" calcext:value-type="float">
            <text:p>860</text:p>
          </table:table-cell>
          <table:table-cell office:value-type="float" office:value="0.323526" calcext:value-type="float">
            <text:p>0.323526</text:p>
          </table:table-cell>
          <table:table-cell office:value-type="float" office:value="0.323603" calcext:value-type="float">
            <text:p>0.323603</text:p>
          </table:table-cell>
          <table:table-cell office:value-type="float" office:value="0.323537" calcext:value-type="float">
            <text:p>0.323537</text:p>
          </table:table-cell>
          <table:table-cell office:value-type="float" office:value="0.323527" calcext:value-type="float">
            <text:p>0.323527</text:p>
          </table:table-cell>
          <table:table-cell table:number-columns-repeated="2"/>
        </table:table-row>
        <table:table-row table:style-name="ro2">
          <table:table-cell/>
          <table:table-cell office:value-type="float" office:value="870" calcext:value-type="float">
            <text:p>870</text:p>
          </table:table-cell>
          <table:table-cell office:value-type="float" office:value="0.323477" calcext:value-type="float">
            <text:p>0.323477</text:p>
          </table:table-cell>
          <table:table-cell office:value-type="float" office:value="0.323551" calcext:value-type="float">
            <text:p>0.323551</text:p>
          </table:table-cell>
          <table:table-cell office:value-type="float" office:value="0.323484" calcext:value-type="float">
            <text:p>0.323484</text:p>
          </table:table-cell>
          <table:table-cell office:value-type="float" office:value="0.323475" calcext:value-type="float">
            <text:p>0.323475</text:p>
          </table:table-cell>
          <table:table-cell table:number-columns-repeated="2"/>
        </table:table-row>
        <table:table-row table:style-name="ro2">
          <table:table-cell/>
          <table:table-cell office:value-type="float" office:value="880" calcext:value-type="float">
            <text:p>880</text:p>
          </table:table-cell>
          <table:table-cell office:value-type="float" office:value="0.323425" calcext:value-type="float">
            <text:p>0.323425</text:p>
          </table:table-cell>
          <table:table-cell office:value-type="float" office:value="0.323502" calcext:value-type="float">
            <text:p>0.323502</text:p>
          </table:table-cell>
          <table:table-cell office:value-type="float" office:value="0.323434" calcext:value-type="float">
            <text:p>0.323434</text:p>
          </table:table-cell>
          <table:table-cell office:value-type="float" office:value="0.323426" calcext:value-type="float">
            <text:p>0.323426</text:p>
          </table:table-cell>
          <table:table-cell table:number-columns-repeated="2"/>
        </table:table-row>
        <table:table-row table:style-name="ro2">
          <table:table-cell/>
          <table:table-cell office:value-type="float" office:value="890" calcext:value-type="float">
            <text:p>890</text:p>
          </table:table-cell>
          <table:table-cell office:value-type="float" office:value="0.323375" calcext:value-type="float">
            <text:p>0.323375</text:p>
          </table:table-cell>
          <table:table-cell office:value-type="float" office:value="0.323453" calcext:value-type="float">
            <text:p>0.323453</text:p>
          </table:table-cell>
          <table:table-cell office:value-type="float" office:value="0.323383" calcext:value-type="float">
            <text:p>0.323383</text:p>
          </table:table-cell>
          <table:table-cell office:value-type="float" office:value="0.323374" calcext:value-type="float">
            <text:p>0.323374</text:p>
          </table:table-cell>
          <table:table-cell table:number-columns-repeated="2"/>
        </table:table-row>
        <table:table-row table:style-name="ro2">
          <table:table-cell/>
          <table:table-cell office:value-type="float" office:value="900" calcext:value-type="float">
            <text:p>900</text:p>
          </table:table-cell>
          <table:table-cell office:value-type="float" office:value="0.323324" calcext:value-type="float">
            <text:p>0.323324</text:p>
          </table:table-cell>
          <table:table-cell office:value-type="float" office:value="0.323402" calcext:value-type="float">
            <text:p>0.323402</text:p>
          </table:table-cell>
          <table:table-cell office:value-type="float" office:value="0.323333" calcext:value-type="float">
            <text:p>0.323333</text:p>
          </table:table-cell>
          <table:table-cell office:value-type="float" office:value="0.323323" calcext:value-type="float">
            <text:p>0.323323</text:p>
          </table:table-cell>
          <table:table-cell table:number-columns-repeated="2"/>
        </table:table-row>
        <table:table-row table:style-name="ro2">
          <table:table-cell/>
          <table:table-cell office:value-type="float" office:value="910" calcext:value-type="float">
            <text:p>910</text:p>
          </table:table-cell>
          <table:table-cell office:value-type="float" office:value="0.323276" calcext:value-type="float">
            <text:p>0.323276</text:p>
          </table:table-cell>
          <table:table-cell office:value-type="float" office:value="0.323353" calcext:value-type="float">
            <text:p>0.323353</text:p>
          </table:table-cell>
          <table:table-cell office:value-type="float" office:value="0.323284" calcext:value-type="float">
            <text:p>0.323284</text:p>
          </table:table-cell>
          <table:table-cell office:value-type="float" office:value="0.323274" calcext:value-type="float">
            <text:p>0.323274</text:p>
          </table:table-cell>
          <table:table-cell table:number-columns-repeated="2"/>
        </table:table-row>
        <table:table-row table:style-name="ro2">
          <table:table-cell/>
          <table:table-cell office:value-type="float" office:value="920" calcext:value-type="float">
            <text:p>920</text:p>
          </table:table-cell>
          <table:table-cell office:value-type="float" office:value="0.323227" calcext:value-type="float">
            <text:p>0.323227</text:p>
          </table:table-cell>
          <table:table-cell office:value-type="float" office:value="0.323306" calcext:value-type="float">
            <text:p>0.323306</text:p>
          </table:table-cell>
          <table:table-cell office:value-type="float" office:value="0.323234" calcext:value-type="float">
            <text:p>0.323234</text:p>
          </table:table-cell>
          <table:table-cell office:value-type="float" office:value="0.323227" calcext:value-type="float">
            <text:p>0.323227</text:p>
          </table:table-cell>
          <table:table-cell table:number-columns-repeated="2"/>
        </table:table-row>
        <table:table-row table:style-name="ro2">
          <table:table-cell/>
          <table:table-cell office:value-type="float" office:value="930" calcext:value-type="float">
            <text:p>930</text:p>
          </table:table-cell>
          <table:table-cell office:value-type="float" office:value="0.323176" calcext:value-type="float">
            <text:p>0.323176</text:p>
          </table:table-cell>
          <table:table-cell office:value-type="float" office:value="0.323258" calcext:value-type="float">
            <text:p>0.323258</text:p>
          </table:table-cell>
          <table:table-cell office:value-type="float" office:value="0.323184" calcext:value-type="float">
            <text:p>0.323184</text:p>
          </table:table-cell>
          <table:table-cell office:value-type="float" office:value="0.323177" calcext:value-type="float">
            <text:p>0.323177</text:p>
          </table:table-cell>
          <table:table-cell table:number-columns-repeated="2"/>
        </table:table-row>
        <table:table-row table:style-name="ro2">
          <table:table-cell/>
          <table:table-cell office:value-type="float" office:value="940" calcext:value-type="float">
            <text:p>940</text:p>
          </table:table-cell>
          <table:table-cell office:value-type="float" office:value="0.32313" calcext:value-type="float">
            <text:p>0.32313</text:p>
          </table:table-cell>
          <table:table-cell office:value-type="float" office:value="0.32321" calcext:value-type="float">
            <text:p>0.32321</text:p>
          </table:table-cell>
          <table:table-cell office:value-type="float" office:value="0.323136" calcext:value-type="float">
            <text:p>0.323136</text:p>
          </table:table-cell>
          <table:table-cell office:value-type="float" office:value="0.323128" calcext:value-type="float">
            <text:p>0.323128</text:p>
          </table:table-cell>
          <table:table-cell table:number-columns-repeated="2"/>
        </table:table-row>
        <table:table-row table:style-name="ro2">
          <table:table-cell/>
          <table:table-cell office:value-type="float" office:value="950" calcext:value-type="float">
            <text:p>950</text:p>
          </table:table-cell>
          <table:table-cell office:value-type="float" office:value="0.323083" calcext:value-type="float">
            <text:p>0.323083</text:p>
          </table:table-cell>
          <table:table-cell office:value-type="float" office:value="0.323162" calcext:value-type="float">
            <text:p>0.323162</text:p>
          </table:table-cell>
          <table:table-cell office:value-type="float" office:value="0.32309" calcext:value-type="float">
            <text:p>0.32309</text:p>
          </table:table-cell>
          <table:table-cell office:value-type="float" office:value="0.323081" calcext:value-type="float">
            <text:p>0.323081</text:p>
          </table:table-cell>
          <table:table-cell table:number-columns-repeated="2"/>
        </table:table-row>
        <table:table-row table:style-name="ro2">
          <table:table-cell/>
          <table:table-cell office:value-type="float" office:value="960" calcext:value-type="float">
            <text:p>960</text:p>
          </table:table-cell>
          <table:table-cell office:value-type="float" office:value="0.323037" calcext:value-type="float">
            <text:p>0.323037</text:p>
          </table:table-cell>
          <table:table-cell office:value-type="float" office:value="0.323118" calcext:value-type="float">
            <text:p>0.323118</text:p>
          </table:table-cell>
          <table:table-cell office:value-type="float" office:value="0.323043" calcext:value-type="float">
            <text:p>0.323043</text:p>
          </table:table-cell>
          <table:table-cell office:value-type="float" office:value="0.323036" calcext:value-type="float">
            <text:p>0.323036</text:p>
          </table:table-cell>
          <table:table-cell table:number-columns-repeated="2"/>
        </table:table-row>
        <table:table-row table:style-name="ro2">
          <table:table-cell/>
          <table:table-cell office:value-type="float" office:value="970" calcext:value-type="float">
            <text:p>970</text:p>
          </table:table-cell>
          <table:table-cell office:value-type="float" office:value="0.322991" calcext:value-type="float">
            <text:p>0.322991</text:p>
          </table:table-cell>
          <table:table-cell office:value-type="float" office:value="0.323076" calcext:value-type="float">
            <text:p>0.323076</text:p>
          </table:table-cell>
          <table:table-cell office:value-type="float" office:value="0.322997" calcext:value-type="float">
            <text:p>0.322997</text:p>
          </table:table-cell>
          <table:table-cell office:value-type="float" office:value="0.322989" calcext:value-type="float">
            <text:p>0.322989</text:p>
          </table:table-cell>
          <table:table-cell table:number-columns-repeated="2"/>
        </table:table-row>
        <table:table-row table:style-name="ro2">
          <table:table-cell/>
          <table:table-cell office:value-type="float" office:value="980" calcext:value-type="float">
            <text:p>980</text:p>
          </table:table-cell>
          <table:table-cell office:value-type="float" office:value="0.322944" calcext:value-type="float">
            <text:p>0.322944</text:p>
          </table:table-cell>
          <table:table-cell office:value-type="float" office:value="0.32303" calcext:value-type="float">
            <text:p>0.32303</text:p>
          </table:table-cell>
          <table:table-cell office:value-type="float" office:value="0.322949" calcext:value-type="float">
            <text:p>0.322949</text:p>
          </table:table-cell>
          <table:table-cell office:value-type="float" office:value="0.322943" calcext:value-type="float">
            <text:p>0.322943</text:p>
          </table:table-cell>
          <table:table-cell table:number-columns-repeated="2"/>
        </table:table-row>
        <table:table-row table:style-name="ro2">
          <table:table-cell/>
          <table:table-cell office:value-type="float" office:value="990" calcext:value-type="float">
            <text:p>990</text:p>
          </table:table-cell>
          <table:table-cell office:value-type="float" office:value="0.322896" calcext:value-type="float">
            <text:p>0.322896</text:p>
          </table:table-cell>
          <table:table-cell office:value-type="float" office:value="0.322983" calcext:value-type="float">
            <text:p>0.322983</text:p>
          </table:table-cell>
          <table:table-cell office:value-type="float" office:value="0.322903" calcext:value-type="float">
            <text:p>0.322903</text:p>
          </table:table-cell>
          <table:table-cell office:value-type="float" office:value="0.322897" calcext:value-type="float">
            <text:p>0.322897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0.322852" calcext:value-type="float">
            <text:p>0.322852</text:p>
          </table:table-cell>
          <table:table-cell office:value-type="float" office:value="0.322938" calcext:value-type="float">
            <text:p>0.322938</text:p>
          </table:table-cell>
          <table:table-cell office:value-type="float" office:value="0.322861" calcext:value-type="float">
            <text:p>0.322861</text:p>
          </table:table-cell>
          <table:table-cell office:value-type="float" office:value="0.322852" calcext:value-type="float">
            <text:p>0.322852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Kaggle Public Score</text:p>
          </table:table-cell>
          <table:table-cell/>
          <table:table-cell office:value-type="float" office:value="0.61145" calcext:value-type="float">
            <text:p>0.61145</text:p>
          </table:table-cell>
          <table:table-cell office:value-type="float" office:value="0.61144" calcext:value-type="float">
            <text:p>0.61144</text:p>
          </table:table-cell>
          <table:table-cell office:value-type="float" office:value="0.61145" calcext:value-type="float">
            <text:p>0.61145</text:p>
          </table:table-cell>
          <table:table-cell office:value-type="float" office:value="0.61139" calcext:value-type="float">
            <text:p>0.6113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 style:data-style-name="N2" text:time-value="14:01:02.812971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5:19:53.997947907</meta:creation-date>
    <dc:date>2018-04-22T14:40:26.769448769</dc:date>
    <meta:editing-duration>PT2H27M</meta:editing-duration>
    <meta:editing-cycles>22</meta:editing-cycles>
    <meta:generator>LibreOffice/5.1.6.2$Linux_X86_64 LibreOffice_project/10m0$Build-2</meta:generator>
    <meta:document-statistic meta:table-count="1" meta:cell-count="516" meta:object-count="0"/>
  </office:meta>
</office:document-meta>
</file>